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30"/>
    <style:style style:name="P9" style:family="paragraph" style:parent-style-name="Text_20_body" style:list-style-name="L39"/>
    <style:style style:name="P10" style:family="paragraph" style:parent-style-name="Text_20_body" style:list-style-name="L78">
      <style:text-properties style:font-name="ArialMT" fo:font-size="12pt"/>
    </style:style>
    <style:style style:name="P11" style:family="paragraph" style:parent-style-name="Text_20_body" style:list-style-name="L39">
      <style:paragraph-properties fo:margin-top="0.111in" fo:margin-bottom="0.111in"/>
    </style:style>
    <style:style style:name="P12" style:family="paragraph" style:parent-style-name="Text_20_body" style:list-style-name="L39">
      <style:paragraph-properties fo:margin-top="0.111in" fo:margin-bottom="0.111in"/>
      <style:text-properties fo:color="#000000"/>
    </style:style>
    <style:style style:name="P13" style:family="paragraph" style:parent-style-name="Text_20_body" style:list-style-name="L39">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style style:name="P33" style:family="paragraph" style:parent-style-name="Standard" style:list-style-name="L19"/>
    <style:style style:name="P34" style:family="paragraph" style:parent-style-name="Standard" style:list-style-name="L20"/>
    <style:style style:name="P35" style:family="paragraph" style:parent-style-name="Standard" style:list-style-name="L21"/>
    <style:style style:name="P36" style:family="paragraph" style:parent-style-name="Standard" style:list-style-name="L22"/>
    <style:style style:name="P37" style:family="paragraph" style:parent-style-name="Standard" style:list-style-name="L23"/>
    <style:style style:name="P38" style:family="paragraph" style:parent-style-name="Standard" style:list-style-name="L24"/>
    <style:style style:name="P39" style:family="paragraph" style:parent-style-name="Standard" style:list-style-name="L25"/>
    <style:style style:name="P40" style:family="paragraph" style:parent-style-name="Standard" style:list-style-name="L26"/>
    <style:style style:name="P41" style:family="paragraph" style:parent-style-name="Standard" style:list-style-name="L27"/>
    <style:style style:name="P42" style:family="paragraph" style:parent-style-name="Standard" style:list-style-name="L28"/>
    <style:style style:name="P43" style:family="paragraph" style:parent-style-name="Standard" style:list-style-name="L29"/>
    <style:style style:name="P44" style:family="paragraph" style:parent-style-name="Standard" style:list-style-name="L30"/>
    <style:style style:name="P45" style:family="paragraph" style:parent-style-name="Standard" style:list-style-name="L31"/>
    <style:style style:name="P46" style:family="paragraph" style:parent-style-name="Standard" style:list-style-name="L32"/>
    <style:style style:name="P47" style:family="paragraph" style:parent-style-name="Standard" style:list-style-name="L33"/>
    <style:style style:name="P48" style:family="paragraph" style:parent-style-name="Standard" style:list-style-name="L34"/>
    <style:style style:name="P49" style:family="paragraph" style:parent-style-name="Standard" style:list-style-name="L35"/>
    <style:style style:name="P50" style:family="paragraph" style:parent-style-name="Standard" style:list-style-name="L36"/>
    <style:style style:name="P51" style:family="paragraph" style:parent-style-name="Standard" style:list-style-name="L37"/>
    <style:style style:name="P52" style:family="paragraph" style:parent-style-name="Standard" style:list-style-name="L38"/>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3"/>
    <style:style style:name="P67" style:family="paragraph" style:parent-style-name="Standard" style:list-style-name="L54"/>
    <style:style style:name="P68" style:family="paragraph" style:parent-style-name="Standard" style:list-style-name="L55"/>
    <style:style style:name="P69" style:family="paragraph" style:parent-style-name="Standard" style:list-style-name="L56"/>
    <style:style style:name="P70" style:family="paragraph" style:parent-style-name="Standard" style:list-style-name="L57"/>
    <style:style style:name="P71" style:family="paragraph" style:parent-style-name="Standard" style:list-style-name="L58"/>
    <style:style style:name="P72" style:family="paragraph" style:parent-style-name="Standard" style:list-style-name="L59"/>
    <style:style style:name="P73" style:family="paragraph" style:parent-style-name="Standard" style:list-style-name="L60"/>
    <style:style style:name="P74" style:family="paragraph" style:parent-style-name="Standard" style:list-style-name="L61"/>
    <style:style style:name="P75" style:family="paragraph" style:parent-style-name="Standard" style:list-style-name="L62"/>
    <style:style style:name="P76" style:family="paragraph" style:parent-style-name="Standard" style:list-style-name="L63"/>
    <style:style style:name="P77" style:family="paragraph" style:parent-style-name="Standard" style:list-style-name="L64"/>
    <style:style style:name="P78" style:family="paragraph" style:parent-style-name="Standard" style:list-style-name="L65"/>
    <style:style style:name="P79" style:family="paragraph" style:parent-style-name="Standard" style:list-style-name="L66"/>
    <style:style style:name="P80" style:family="paragraph" style:parent-style-name="Standard" style:list-style-name="L67"/>
    <style:style style:name="P81" style:family="paragraph" style:parent-style-name="Standard" style:list-style-name="L68"/>
    <style:style style:name="P82" style:family="paragraph" style:parent-style-name="Standard" style:list-style-name="L69"/>
    <style:style style:name="P83" style:family="paragraph" style:parent-style-name="Standard" style:list-style-name="L70"/>
    <style:style style:name="P84" style:family="paragraph" style:parent-style-name="Standard" style:list-style-name="L71"/>
    <style:style style:name="P85" style:family="paragraph" style:parent-style-name="Standard" style:list-style-name="L72"/>
    <style:style style:name="P86" style:family="paragraph" style:parent-style-name="Standard" style:list-style-name="L73"/>
    <style:style style:name="P87" style:family="paragraph" style:parent-style-name="Standard" style:list-style-name="L74"/>
    <style:style style:name="P88" style:family="paragraph" style:parent-style-name="Standard" style:list-style-name="L75"/>
    <style:style style:name="P89" style:family="paragraph" style:parent-style-name="Standard" style:list-style-name="L76"/>
    <style:style style:name="P90" style:family="paragraph" style:parent-style-name="Standard" style:list-style-name="L77"/>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6"/>
    <style:style style:name="P149" style:family="paragraph" style:parent-style-name="Standard" style:list-style-name="L137"/>
    <style:style style:name="P150" style:family="paragraph" style:parent-style-name="Standard" style:list-style-name="L138"/>
    <style:style style:name="P151" style:family="paragraph" style:parent-style-name="Standard" style:list-style-name="L139"/>
    <style:style style:name="P152" style:family="paragraph" style:parent-style-name="Standard" style:list-style-name="L140"/>
    <style:style style:name="P153" style:family="paragraph" style:parent-style-name="Standard" style:list-style-name="L141"/>
    <style:style style:name="P154" style:family="paragraph" style:parent-style-name="Standard" style:list-style-name="L142"/>
    <style:style style:name="P155" style:family="paragraph" style:parent-style-name="Standard" style:list-style-name="L143"/>
    <style:style style:name="P156" style:family="paragraph" style:parent-style-name="Standard" style:list-style-name="L144"/>
    <style:style style:name="P157" style:family="paragraph" style:parent-style-name="Standard" style:list-style-name="L145"/>
    <style:style style:name="P158" style:family="paragraph" style:parent-style-name="Standard" style:list-style-name="L146"/>
    <style:style style:name="P159" style:family="paragraph" style:parent-style-name="Standard" style:list-style-name="L147"/>
    <style:style style:name="P160" style:family="paragraph" style:parent-style-name="Standard" style:list-style-name="L148"/>
    <style:style style:name="P161" style:family="paragraph" style:parent-style-name="Standard" style:list-style-name="L149"/>
    <style:style style:name="P162" style:family="paragraph" style:parent-style-name="Standard" style:list-style-name="L150"/>
    <style:style style:name="P163" style:family="paragraph" style:parent-style-name="Standard" style:list-style-name="L151"/>
    <style:style style:name="P164" style:family="paragraph" style:parent-style-name="Standard" style:list-style-name="L152"/>
    <style:style style:name="P165" style:family="paragraph" style:parent-style-name="Standard" style:list-style-name="L153"/>
    <style:style style:name="P166" style:family="paragraph" style:parent-style-name="Standard" style:list-style-name="L154"/>
    <style:style style:name="P167" style:family="paragraph" style:parent-style-name="Standard" style:list-style-name="L155"/>
    <style:style style:name="P168" style:family="paragraph" style:parent-style-name="Standard" style:list-style-name="L156"/>
    <style:style style:name="P169" style:family="paragraph" style:parent-style-name="Standard" style:list-style-name="L157"/>
    <style:style style:name="P170" style:family="paragraph" style:parent-style-name="Standard" style:list-style-name="L158"/>
    <style:style style:name="P171" style:family="paragraph" style:parent-style-name="Standard" style:list-style-name="L159"/>
    <style:style style:name="P172" style:family="paragraph" style:parent-style-name="Standard" style:list-style-name="L160"/>
    <style:style style:name="P173" style:family="paragraph" style:parent-style-name="Standard" style:list-style-name="L162"/>
    <style:style style:name="P174" style:family="paragraph" style:parent-style-name="Standard" style:list-style-name="L161">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0">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6.2</text:p>
      <text:list xml:id="list6079799083144166113" text:style-name="L162">
        <text:list-item>
          <text:p text:style-name="P173">in detectability: when event duration is or becomes less than the camera exposure time, the observed drop is reduced proportionately<text:line-break/></text:p>
        </text:list-item>
      </text:list>
      <text:p text:style-name="Standard">version 4.6.1</text:p>
      <text:list xml:id="list3900775732525088011" text:style-name="L1">
        <text:list-item>
          <text:p text:style-name="P15">in detectability: changed calculation of number of event points from ceiling(dur/rdgTime) to round(dur/rdgTime)<text:line-break/></text:p>
        </text:list-item>
        <text:list-item>
          <text:p text:style-name="P15">in detectability: allow a single point event.<text:line-break/></text:p>
        </text:list-item>
        <text:list-item>
          <text:p text:style-name="P15">In detectability: stop stepping down duration when calculation of number of event points reaches zero<text:line-break/></text:p>
        </text:list-item>
      </text:list>
      <text:p text:style-name="Standard">version 4.6.0</text:p>
      <text:list xml:id="list7060683957971039586" text:style-name="L2">
        <text:list-item>
          <text:p text:style-name="P16">clarified the titles on detectability plots<text:line-break/></text:p>
        </text:list-item>
      </text:list>
      <text:p text:style-name="Standard">version 4.5.7</text:p>
      <text:list xml:id="list6762127014425677806" text:style-name="L3">
        <text:list-item>
          <text:p text:style-name="P17">suppressed a 'min event limit too high' message when min event is set to lowest possible value of 2<text:line-break/></text:p>
        </text:list-item>
      </text:list>
      <text:p text:style-name="Standard">version 4.5.6</text:p>
      <text:list xml:id="list3560886816307517522" text:style-name="L4">
        <text:list-item>
          <text:p text:style-name="P18">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xml:id="list2265743959995897984" text:style-name="L5">
        <text:list-item>
          <text:p text:style-name="P19">fixes a bug where, if a full D and R light-curve was split (trimmed) into a D-only and an R-only light-curve, the R-only result did not apply subframe timing adjustments <text:line-break/></text:p>
        </text:list-item>
      </text:list>
      <text:p text:style-name="Standard">version 4.5.4</text:p>
      <text:list xml:id="list1338013330540495389" text:style-name="L6">
        <text:list-item>
          <text:p text:style-name="P20">cleans up the the first bin of the False-Positive histogram <text:line-break/></text:p>
        </text:list-item>
      </text:list>
      <text:p text:style-name="Standard">version 4.5.3</text:p>
      <text:list xml:id="list2060255532901740058" text:style-name="L7">
        <text:list-item>
          <text:p text:style-name="P21">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xml:id="list3732581084381815983" text:style-name="L8">
        <text:list-item>
          <text:p text:style-name="P22">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xml:id="list6387481357527120699" text:style-name="L9">
        <text:list-item>
          <text:p text:style-name="P23">fixes a bug introduced with the NE3 code changes that inhibited sub-frame timing adjustments.<text:line-break/><text:soft-page-break/></text:p>
        </text:list-item>
      </text:list>
      <text:p text:style-name="Standard">version 4.4.9</text:p>
      <text:list xml:id="list8493718938780358114" text:style-name="L10">
        <text:list-item>
          <text:p text:style-name="P24">fixed yet another manisfestation of the bug introduced in version 4.2.1</text:p>
        </text:list-item>
      </text:list>
      <text:p text:style-name="Standard">version 4.4.8</text:p>
      <text:list xml:id="list4959483635963593263" text:style-name="L11">
        <text:list-item>
          <text:p text:style-name="P25">fixed another manifestation of the bug introduced in version 4.2.1<text:line-break/></text:p>
        </text:list-item>
      </text:list>
      <text:p text:style-name="Standard">version 4.4.7</text:p>
      <text:list xml:id="list7647054168105181742" text:style-name="L12">
        <text:list-item>
          <text:p text:style-name="P26">fixes a bug introduced in version 4.2.1 (February 8, 2022) that caused D values to be calculated as occurring 1 reading early<text:line-break/></text:p>
        </text:list-item>
      </text:list>
      <text:p text:style-name="Standard">version 4.4.5</text:p>
      <text:list xml:id="list3204914421667468337" text:style-name="L13">
        <text:list-item>
          <text:p text:style-name="P27">added a checkbox to enable selection of whether or not the camera response curve is shown on the lightcurve plot<text:line-break/></text:p>
        </text:list-item>
      </text:list>
      <text:p text:style-name="Standard">version 4.4.4</text:p>
      <text:list xml:id="list8222249175385246246" text:style-name="L14">
        <text:list-item>
          <text:p text:style-name="P28">detectability and normalization activities are written to dedicated log files:<text:line-break/> <text:s text:c="3"/>*.detectability.PYOTE.log<text:line-break/> <text:s text:c="3"/>*.normalization.PYOTE.log<text:line-break/></text:p>
        </text:list-item>
      </text:list>
      <text:p text:style-name="Standard">version 4.3.8</text:p>
      <text:list xml:id="list7817051762195362196" text:style-name="L15">
        <text:list-item>
          <text:p text:style-name="P29">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784916335719785001" text:style-name="L16">
        <text:list-item>
          <text:p text:style-name="P30">removed the Pearson R metric – it was confusing and ineffective compared to the simple standard deviation metric<text:line-break/></text:p>
        </text:list-item>
        <text:list-item>
          <text:p text:style-name="P30">made it possible to select the points of the normalized target lightcurve to be included in the std metric<text:line-break/></text:p>
        </text:list-item>
      </text:list>
      <text:p text:style-name="Standard">version 4.3.6</text:p>
      <text:list xml:id="list6693107379342411380" text:style-name="L17">
        <text:list-item>
          <text:p text:style-name="P31">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ext:soft-page-break/>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6618446198358244397" text:style-name="L18">
        <text:list-item>
          <text:p text:style-name="P32">made the 'step-by' buttons radio buttons so that it is clear what the current step size is.<text:line-break/></text:p>
        </text:list-item>
        <text:list-item>
          <text:p text:style-name="P32">removed the automatic switch to the Lightcurve panel<text:line-break/></text:p>
        </text:list-item>
      </text:list>
      <text:p text:style-name="Standard">version 4.3.3</text:p>
      <text:list xml:id="list2612363343516826465" text:style-name="L19">
        <text:list-item>
          <text:p text:style-name="P33">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2044906307156138267" text:style-name="L20">
        <text:list-item>
          <text:p text:style-name="P34">adds step size selection for the Y offset spinboxes<text:line-break/></text:p>
        </text:list-item>
        <text:list-item>
          <text:p text:style-name="P34">activates the 'show' checkbox on reference curves so that the reference curve display can be turned off – but it will still be active behind the scenes, just not visible.<text:line-break/></text:p>
        </text:list-item>
      </text:list>
      <text:p text:style-name="Standard">version 4.3.1</text:p>
      <text:list xml:id="list3074804276872531397" text:style-name="L21">
        <text:list-item>
          <text:p text:style-name="P35">fixes an error message that occurs during the initial installation of a version that has a change to the number of tabs in the GUI<text:line-break/></text:p>
        </text:list-item>
      </text:list>
      <text:p text:style-name="Standard">version 4.3.0</text:p>
      <text:list xml:id="list6213351390732761977" text:style-name="L22">
        <text:list-item>
          <text:p text:style-name="P36">minor cosmetic cleanup to deal with Windows GUI differences (I hope it works – this is always a frustrating and mysterious area)<text:line-break/></text:p>
        </text:list-item>
      </text:list>
      <text:p text:style-name="Standard">version 4.2.9</text:p>
      <text:list xml:id="list3910732183254752655" text:style-name="L23">
        <text:list-item>
          <text:p text:style-name="P37">adds the lightcurve used to the report generated during the detectability analysis<text:line-break/></text:p>
        </text:list-item>
        <text:list-item>
          <text:p text:style-name="P37">automatically clears the effect of previous normailzation when the reference lightcurve is changed (or deselected)<text:line-break/></text:p>
        </text:list-item>
      </text:list>
      <text:p text:style-name="Standard">version 4.2.8</text:p>
      <text:list xml:id="list8183288940406028724" text:style-name="L24">
        <text:list-item>
          <text:p text:style-name="P38">fixes 'trim problem'<text:line-break/></text:p>
        </text:list-item>
        <text:list-item>
          <text:p text:style-name="P38">adds 'step by' buttons that change the smoothing interval spinbox step size.<text:line-break/></text:p>
        </text:list-item>
      </text:list>
      <text:p text:style-name="Standard">version 4.2.6</text:p>
      <text:list xml:id="list6669512169416839009" text:style-name="L25">
        <text:list-item>
          <text:p text:style-name="P39">tidies up the lightcurve panel a bit and changes color samples for target and reference curves.<text:line-break/></text:p>
        </text:list-item>
      </text:list>
      <text:p text:style-name="Standard">version 4.2.5</text:p>
      <text:list xml:id="list2826316028099722030" text:style-name="L26">
        <text:list-item>
          <text:p text:style-name="P40"><text:soft-page-break/>completes implementation of the time shift (left/right shift) of the reference curve for normalization.<text:line-break/></text:p>
        </text:list-item>
        <text:list-item>
          <text:p text:style-name="P40">adds dot color samples next to the lightcurve titles.<text:line-break/></text:p>
        </text:list-item>
      </text:list>
      <text:p text:style-name="Standard">version 4.2.4</text:p>
      <text:list xml:id="list4189064209168138464" text:style-name="L27">
        <text:list-item>
          <text:p text:style-name="P41">makes tab/panel order sticky<text:line-break/></text:p>
        </text:list-item>
        <text:list-item>
          <text:p text:style-name="P41">analysis tab always opens first, but automatic switch to Lightcurves tab occurs upon file read.<text:line-break/></text:p>
        </text:list-item>
        <text:list-item>
          <text:p text:style-name="P41">'target' lightcurve cannot no longer be moved up or down. If there is an overlapping lightcurve, move the non-target lightcurve to clear the overlap.<text:line-break/></text:p>
        </text:list-item>
      </text:list>
      <text:p text:style-name="Standard">version 4.2.3</text:p>
      <text:list xml:id="list5486056459901744954" text:style-name="L28">
        <text:list-item>
          <text:p text:style-name="P42">fixes block integration that was broken by the new lightcurve selection code.<text:line-break/></text:p>
        </text:list-item>
        <text:list-item>
          <text:p text:style-name="P42">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4607101948335775826" text:style-name="L29">
        <text:list-item>
          <text:p text:style-name="P43">adds logging/reporting of the curve (if any) used for normalization and the smoothing interval used.<text:line-break/> </text:p>
        </text:list-item>
      </text:list>
      <text:p text:style-name="Standard">version 4.2.2</text:p>
      <text:list xml:id="list1984890406899194623" text:style-name="L30">
        <text:list-item>
          <text:p text:style-name="P44">adds a new tab/panel for controlling the display of lightcurves. From the 'help button' on that tab:</text:p>
          <text:p text:style-name="P44"/>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ext:soft-page-break/>There can be either 0 or 1 lightcurve selected as a <text:span text:style-name="T23">reference</text:span> for normalization.</text:p>
      <text:p text:style-name="P7">Normalization is applied whenever the<text:span text:style-name="T22"> </text:span><text:span text:style-name="T23">normalization reference curve smoothing </text:span><text:span text:style-name="T23">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161682650" text:continue-numbering="true" text:style-name="L30">
        <text:list-item>
          <text:p text:style-name="P44">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44">added (back again) a spinbox on the Setting/Misc. Tab that allows the dot size used in lightcurve plots to be changed.<text:line-break/></text:p>
        </text:list-item>
      </text:list>
      <text:p text:style-name="Standard">version 4.2.1</text:p>
      <text:list xml:id="list4209826779854292447" text:style-name="L31">
        <text:list-item>
          <text:p text:style-name="P45">fixed final report showing NE3 stuff even when NE3 not in use was checked.<text:line-break/></text:p>
        </text:list-item>
      </text:list>
      <text:p text:style-name="Standard">version 4.2.0</text:p>
      <text:list xml:id="list4676996577125477175" text:style-name="L32">
        <text:list-item>
          <text:p text:style-name="P46">improves annotation on <text:span text:style-name="T21">Detectability</text:span> plots by including the magDrop information.<text:line-break/></text:p>
        </text:list-item>
        <text:list-item>
          <text:p text:style-name="P46">eliminates the display of negative drops in the False-Positive histogram<text:line-break/> </text:p>
        </text:list-item>
      </text:list>
      <text:p text:style-name="Standard">version 4.1.9</text:p>
      <text:list xml:id="list2114629492629249668" text:style-name="L33">
        <text:list-item>
          <text:p text:style-name="P47">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7883200760887371461" text:style-name="L34">
        <text:list-item>
          <text:p text:style-name="P48">adds option to write sample light-curve from detectability analysis to a csv file that be imported to PyOTE.<text:line-break/></text:p>
        </text:list-item>
      </text:list>
      <text:p text:style-name="Standard">version 4.1.7</text:p>
      <text:list xml:id="list6476181203395242830" text:style-name="L35">
        <text:list-item>
          <text:p text:style-name="P49">adds the requirement to specify an observation duration when doing a detectability test<text:line-break/></text:p>
        </text:list-item>
        <text:list-item>
          <text:p text:style-name="P49">during a detectability test, if a detectable event was found, a sample light-curve showing such an event is plotted, otherwise the normal False-Positive plot will be shown.<text:line-break/></text:p>
        </text:list-item>
      </text:list>
      <text:p text:style-name="Standard">version 4.1.6</text:p>
      <text:list xml:id="list1930432523824070754" text:style-name="L36">
        <text:list-item>
          <text:p text:style-name="P50">reenables Cholesky failure messages (disabled for testing)<text:line-break/></text:p>
        </text:list-item>
        <text:list-item>
          <text:p text:style-name="P50">Adds test to detectability routine so that the user cannot give an event duration that requires more points than are available in the observation.<text:line-break/><text:soft-page-break/></text:p>
        </text:list-item>
      </text:list>
      <text:p text:style-name="Standard">version 4.1.5</text:p>
      <text:list xml:id="list8675521093355525298" text:style-name="L37">
        <text:list-item>
          <text:p text:style-name="P51">changed error bar calculation reporting so that the the value reported in the containment interval report matches that reported in the Excel final report when there is no asymmetry present.</text:p>
          <text:p text:style-name="P51"/>
        </text:list-item>
      </text:list>
      <text:p text:style-name="Standard">version 4.1.4</text:p>
      <text:list xml:id="list1090176954559248507" text:style-name="L38">
        <text:list-item>
          <text:p text:style-name="P52">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4622821661226354932" text:style-name="L39">
        <text:list-item>
          <text:p text:style-name="P9"><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text:soft-page-break/>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9094145276109542563" text:style-name="L40">
        <text:list-header>
          <text:p text:style-name="P53"/>
        </text:list-header>
      </text:list>
      <text:p text:style-name="Standard">version 4.1.2</text:p>
      <text:list xml:id="list3532362915972689030" text:style-name="L41">
        <text:list-item>
          <text:p text:style-name="P54">fixes bug when D only search has been selected<text:line-break/></text:p>
        </text:list-item>
      </text:list>
      <text:p text:style-name="Standard">version 4.1.1</text:p>
      <text:list xml:id="list1481628513120863675" text:style-name="L42">
        <text:list-item>
          <text:p text:style-name="P55">fixes bug where signal columns beyond four were being read <text:s/>as duplicates of column 5.<text:line-break/></text:p>
        </text:list-item>
      </text:list>
      <text:p text:style-name="Standard">version 4.1.0</text:p>
      <text:list xml:id="list2648284638899393487" text:style-name="L43">
        <text:list-item>
          <text:p text:style-name="P56">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2013643094084048349" text:style-name="L44">
        <text:list-item>
          <text:p text:style-name="P57">fixes issue where PyOTE could not read files that it had written.<text:line-break/></text:p>
        </text:list-item>
      </text:list>
      <text:p text:style-name="Standard">version 4.0.8</text:p>
      <text:list xml:id="list1471914717554235348" text:style-name="L45">
        <text:list-item>
          <text:p text:style-name="P58">fixes bug (introduced by a misspelling in version 4.0.7) that kept csv files with more than four apertures from runnig.<text:line-break/></text:p>
        </text:list-item>
      </text:list>
      <text:p text:style-name="Standard">version 4.0.7</text:p>
      <text:list xml:id="list436434764475442217" text:style-name="L46">
        <text:list-item>
          <text:p text:style-name="P59">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text:soft-page-break/>Note: this only applies to csv files generated by PyMovie.<text:line-break/></text:p>
        </text:list-item>
      </text:list>
      <text:p text:style-name="Standard">version 4.0.6</text:p>
      <text:list xml:id="list7607267768344334736" text:style-name="L47">
        <text:list-item>
          <text:p text:style-name="P60">minor GUI changes<text:line-break/></text:p>
        </text:list-item>
      </text:list>
      <text:p text:style-name="Standard">version 4.0.5</text:p>
      <text:list xml:id="list1821132223252920344" text:style-name="L48">
        <text:list-item>
          <text:p text:style-name="P61">if you click outside the light-curve, the closest point will be toggled (so you don't have to zoom in to select the leftmost or rightmost point in a light-curve.<text:line-break/></text:p>
        </text:list-item>
        <text:list-item>
          <text:p text:style-name="P61">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7016630669210188668" text:style-name="L49">
        <text:list-item>
          <text:p text:style-name="P62">a few GUI changes<text:line-break/></text:p>
        </text:list-item>
        <text:list-item>
          <text:p text:style-name="P62">removed the Use as secondary check box. Now if secondary curve is selected (spinner is non-zero), it will be used automatically.<text:line-break/></text:p>
        </text:list-item>
      </text:list>
      <text:p text:style-name="Standard">version 4.0.3</text:p>
      <text:list xml:id="list2359324274141163342" text:style-name="L50">
        <text:list-item>
          <text:p text:style-name="P63">implements a major GUI change: uses tabbed folders to group buttons and other controls. <text:line-break/></text:p>
        </text:list-item>
        <text:list-item>
          <text:p text:style-name="P63">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63">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2715317303296951050" text:style-name="L51">
        <text:list-item>
          <text:p text:style-name="P64">removed a debug print statement that was inadvertently left in. It is responsible for the “mouse event” messages polluting the log file.<text:line-break/></text:p>
        </text:list-item>
      </text:list>
      <text:p text:style-name="Standard">version 4.0.1</text:p>
      <text:list xml:id="list4509355816685381279" text:style-name="L52">
        <text:list-item>
          <text:p text:style-name="P65">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4565208173581105028" text:style-name="L53">
        <text:list-item>
          <text:p text:style-name="P66">detectibility graphics plots are now being being put in their own folder. The root folder is that of the directory where the light-curve came from. The plots will be found in<text:line-break/>lightCurveDirectory\DetectibilityPlots\<text:line-break/><text:soft-pag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5700847744648439370" text:style-name="L54">
        <text:list-item>
          <text:p text:style-name="P67">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583009050294337796" text:style-name="L55">
        <text:list-item>
          <text:p text:style-name="P68">one more attempt to solve the gui sizing issue.<text:line-break/></text:p>
        </text:list-item>
        <text:list-item>
          <text:p text:style-name="P68">'sticky' settings are back but are now stored in <text:span text:style-name="T16">pyote.ini</text:span> instead of the<text:line-break/> obscure <text:span text:style-name="T16">simple-ote.ini<text:line-break/></text:span></text:p>
        </text:list-item>
      </text:list>
      <text:p text:style-name="Standard">version 3.9.7</text:p>
      <text:list xml:id="list9114732764710283036" text:style-name="L56">
        <text:list-item>
          <text:p text:style-name="P69">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7958563053692526372" text:style-name="L57">
        <text:list-item>
          <text:p text:style-name="P70">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3995551880174808711" text:style-name="L58">
        <text:list-item>
          <text:p text:style-name="P71">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text:soft-page-break/>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3488766010219559208" text:style-name="L59">
        <text:list-item>
          <text:p text:style-name="P72">attempts to fix over-size initial gui.<text:line-break/></text:p>
        </text:list-item>
      </text:list>
      <text:p text:style-name="Standard">version 3.9.3</text:p>
      <text:list xml:id="list2371657275588541196" text:style-name="L60">
        <text:list-item>
          <text:p text:style-name="P73">makes various improvements to the 'detectability' calculator to make it easier to use.<text:line-break/></text:p>
        </text:list-item>
      </text:list>
      <text:p text:style-name="Standard">version 3.9.2</text:p>
      <text:list xml:id="list4426925668413458859" text:style-name="L61">
        <text:list-item>
          <text:p text:style-name="P74">adds a 'detectability' calculator for use in pre-planning event observation.<text:line-break/></text:p>
        </text:list-item>
        <text:list-item>
          <text:p text:style-name="P74">'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1550734428094848928" text:style-name="L62">
        <text:list-item>
          <text:p text:style-name="P75">adds an snr calculation to the <text:span text:style-name="T18">Calc baseline stats</text:span> button.<text:line-break/></text:p>
        </text:list-item>
      </text:list>
      <text:p text:style-name="Standard">version 3.9.0</text:p>
      <text:list xml:id="list2182323858702537772" text:style-name="L63">
        <text:list-item>
          <text:p text:style-name="P76">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3940098864290591116" text:style-name="L64">
        <text:list-item>
          <text:p text:style-name="P77">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8386657466391919527" text:style-name="L65">
        <text:list-item>
          <text:p text:style-name="P78">fixed a bug that sometimes kept events that contained a single point at the bottom from producing a report.<text:line-break/></text:p>
        </text:list-item>
      </text:list>
      <text:p text:style-name="Standard">version 3.8.7</text:p>
      <text:list xml:id="list7951368455952867601" text:style-name="L66">
        <text:list-item>
          <text:p text:style-name="P79">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4023145952013891628" text:style-name="L67">
        <text:list-item>
          <text:p text:style-name="P80">checks for only a single light-curve in the csv file which was causing a 'list index out of range' error message<text:line-break/></text:p>
        </text:list-item>
      </text:list>
      <text:p text:style-name="Standard"><text:soft-page-break/>version 3.8.5</text:p>
      <text:list xml:id="list1920122352040964011" text:style-name="L68">
        <text:list-item>
          <text:p text:style-name="P81">changed the way QGridLayout was referenced.<text:line-break/></text:p>
        </text:list-item>
      </text:list>
      <text:p text:style-name="Standard">version 3.8.4</text:p>
      <text:list xml:id="list1947566079906263571" text:style-name="L69">
        <text:list-item>
          <text:p text:style-name="P82">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82"/>
        </text:list-item>
      </text:list>
      <text:p text:style-name="Standard">version 3.8.3</text:p>
      <text:list xml:id="list9208331381931020178" text:style-name="L70">
        <text:list-item>
          <text:p text:style-name="P83">adds display of light-curve name (if available in the csv file) to the curve-to-be-analyzed and the normalization curve next to their selection spinners.<text:line-break/></text:p>
        </text:list-item>
      </text:list>
      <text:p text:style-name="Standard">version 3.8.2</text:p>
      <text:list xml:id="list3651932228597130655" text:style-name="L71">
        <text:list-item>
          <text:p text:style-name="P84">3.7.5 introduced a scrollable GUI for small screens. Unfortunately, that caused resizing problem for all users. The version reverts back to the original GUI design.<text:line-break/></text:p>
        </text:list-item>
        <text:list-item>
          <text:p text:style-name="P84">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1440795366127947039" text:style-name="L72">
        <text:list-item>
          <text:p text:style-name="P85">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4650468587540776177" text:style-name="L73">
        <text:list-item>
          <text:p text:style-name="P86">adds a tutorial button to supply a quick-start for new or infrequent users.<text:line-break/></text:p>
        </text:list-item>
      </text:list>
      <text:p text:style-name="Standard">version 3.7.9</text:p>
      <text:list xml:id="list5149477505147017249" text:style-name="L74">
        <text:list-item>
          <text:p text:style-name="P87">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462809536018750458" text:style-name="L75">
        <text:list-item>
          <text:p text:style-name="P88">added visible left, top, and bottom axes to main plot (with ticks to make easier to associate timestamp with point).<text:line-break/></text:p>
        </text:list-item>
      </text:list>
      <text:p text:style-name="Standard">version 3.7.7</text:p>
      <text:list xml:id="list1281422906431065979" text:style-name="L76">
        <text:list-item>
          <text:p text:style-name="P89">if timestamps are available in the csv file, they are used as x axis labels in the main <text:soft-page-break/>plot.<text:line-break/></text:p>
        </text:list-item>
      </text:list>
      <text:p text:style-name="Standard">version 3.7.6</text:p>
      <text:list xml:id="list2110961662048148004" text:style-name="L77">
        <text:list-item>
          <text:p text:style-name="P90">changed the way QMainWindow and Qapplication were referenced to accommodate the latest Anaconda version, which has reorganized where those modules are stored. </text:p>
          <text:p text:style-name="P90">This was causing a fatal startup error.<text:line-break/> </text:p>
        </text:list-item>
      </text:list>
      <text:p text:style-name="Standard">version 3.7.5</text:p>
      <text:list xml:id="list4905570942373243832" text:style-name="L78">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7458925255731561160" text:style-name="L79">
        <text:list-item>
          <text:p text:style-name="P91">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5117401554064554346" text:style-name="L80">
        <text:list-item>
          <text:p text:style-name="P92">adds code line needed by any Mac users that are running Big Sur<text:line-break/></text:p>
        </text:list-item>
      </text:list>
      <text:p text:style-name="Standard">version 3.7.2</text:p>
      <text:list xml:id="list6722504310823096759" text:style-name="L81">
        <text:list-item>
          <text:p text:style-name="P93">fixes bug that caused all analysis attempts to 'stall'</text:p>
        </text:list-item>
      </text:list>
      <text:p text:style-name="Standard"/>
      <text:p text:style-name="Standard">version 3.7.1</text:p>
      <text:list xml:id="list1206981678019845726" text:style-name="L82">
        <text:list-item>
          <text:p text:style-name="P94">fixed a bug in the r limb angle entry<text:line-break/></text:p>
        </text:list-item>
      </text:list>
      <text:p text:style-name="Standard">version 3.7.0</text:p>
      <text:list xml:id="list2154087663121267799" text:style-name="L83">
        <text:list-item>
          <text:p text:style-name="P95">adds right-click help to ast speed label giving the equation to use if asteroid speed is not available but asteroid diameter and maximum duration are specified<text:line-break/></text:p>
        </text:list-item>
        <text:list-item>
          <text:p text:style-name="P95">adds suggestion to right-click help on penumbral fit checkbox for how to find the penumbral curve csv file that is provided for practice purposes.<text:line-break/></text:p>
        </text:list-item>
      </text:list>
      <text:p text:style-name="Standard"><text:soft-page-break/>version 3.6.8</text:p>
      <text:list xml:id="list7813566351042137919" text:style-name="L84">
        <text:list-item>
          <text:p text:style-name="P96">adds modeling of off centerline observations to lightcurve calibration curve generation<text:line-break/></text:p>
        </text:list-item>
      </text:list>
      <text:p text:style-name="Standard">version 3.6.7</text:p>
      <text:list xml:id="list989390537832613070" text:style-name="L85">
        <text:list-item>
          <text:p text:style-name="P97">clarified the location of the Enable Manual Timestamp Entry checkbox in the pop-up message appears when there are no timestamps in the csv file.<text:line-break/></text:p>
        </text:list-item>
      </text:list>
      <text:p text:style-name="Standard">version 3.6.6</text:p>
      <text:list xml:id="list9095769242807223981" text:style-name="L86">
        <text:list-item>
          <text:p text:style-name="P98">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2712483805128149640" text:style-name="L87">
        <text:list-item>
          <text:p text:style-name="P99">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2529977488380917856" text:style-name="L88">
        <text:list-item>
          <text:p text:style-name="P100">version 3.6.2 would open .xlsx Report file on Mac, but not Windows. This version attempts to fix that (Windows needs a different command to open a file).<text:line-break/></text:p>
        </text:list-item>
      </text:list>
      <text:p text:style-name="Standard">version 3.6.2</text:p>
      <text:list xml:id="list4267363567314318306" text:style-name="L89">
        <text:list-item>
          <text:p text:style-name="P101">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7722485942317192411" text:style-name="L90">
        <text:list-item>
          <text:p text:style-name="P102">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993743512583130884" text:style-name="L91">
        <text:list-item>
          <text:p text:style-name="P103"><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soft-pag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103"><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3196368505944180192" text:style-name="L92">
        <text:list-item>
          <text:p text:style-name="P104">fixed another bug in penumbral curve fit and removed diagnostic printouts.<text:line-break/></text:p>
        </text:list-item>
      </text:list>
      <text:p text:style-name="Standard">version 3.5.8</text:p>
      <text:list xml:id="list4208906272877617719" text:style-name="L93">
        <text:list-item>
          <text:p text:style-name="P105">fixed a number of bugs in the penumbral curve fit code<text:line-break/></text:p>
        </text:list-item>
      </text:list>
      <text:p text:style-name="Standard">version 3.5.7</text:p>
      <text:list xml:id="list6020629410821954572" text:style-name="L94">
        <text:list-item>
          <text:p text:style-name="P106">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191156688026015294" text:style-name="L95">
        <text:list-item>
          <text:p text:style-name="P107">fixed a bug that kept a user from selecting a new file to read if PyOTE had been started from PyMovie. Previously, it had only reopened the same file instead of giving the user a file select dialog to choose from.<text:line-break/><text:soft-page-break/></text:p>
        </text:list-item>
      </text:list>
      <text:p text:style-name="Standard">version 3.5.5</text:p>
      <text:list xml:id="list3724442648981104781" text:style-name="L96">
        <text:list-item>
          <text:p text:style-name="P108">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4649685508154827742" text:style-name="L97">
        <text:list-item>
          <text:p text:style-name="P109">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286551365408003477" text:style-name="L98">
        <text:list-item>
          <text:p text:style-name="P110">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1906603049468599871" text:style-name="L99">
        <text:list-item>
          <text:p text:style-name="P111">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9123432808575204583" text:style-name="L100">
        <text:list-item>
          <text:p text:style-name="P112">Added additional references to the North American Excel Spreadsheet report in the new section of the final report that bangs on about the start-of-exposure timing convention.<text:line-break/></text:p>
        </text:list-item>
      </text:list>
      <text:p text:style-name="Standard">version 3.5.0</text:p>
      <text:list xml:id="list1775147777104420596" text:style-name="L101">
        <text:list-item>
          <text:p text:style-name="P113">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13">NEW: when 'trims' have been placed, a 'write csv' process will honor those values and produce a 'trimmed' output file.<text:line-break/><text:soft-page-break/></text:p>
        </text:list-item>
        <text:list-item>
          <text:p text:style-name="P113">NEW: when a light curve has been 'normalized', the changed values are written to the data table where, once again, a 'write csv' process will capture the results.<text:line-break/></text:p>
        </text:list-item>
        <text:list-item>
          <text:p text:style-name="P113">Added additional reminders that the start-of-exposure timestamp/timing convention is employed.</text:p>
        </text:list-item>
      </text:list>
      <text:p text:style-name="Standard"/>
      <text:p text:style-name="Standard">version 3.4.9</text:p>
      <text:list xml:id="list261705498046983792" text:style-name="L102">
        <text:list-item>
          <text:p text:style-name="P114">Added some explanatory language to the “Excel report” section regarding the proper interpretation of the 'false positive probability' number.<text:line-break/></text:p>
        </text:list-item>
      </text:list>
      <text:p text:style-name="Standard">version 3.4.8</text:p>
      <text:list xml:id="list1052910201405547334" text:style-name="L103">
        <text:list-item>
          <text:p text:style-name="P115">This version deals more realistically with high magDrop lightcurves by defining a 'limiting magDrop' as: <text:line-break/><text:line-break/><text:tab/>limMagDrop = 2.5 * log10( B / std(A) ) <text:line-break/><text:line-break/><text:tab/>std(A) is the noise level of A.</text:p>
          <text:p text:style-name="P115"><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9038388952103968473" text:style-name="L104">
        <text:list-item>
          <text:p text:style-name="P116">Automatically loads the correct version of Adv2<text:line-break/></text:p>
        </text:list-item>
      </text:list>
      <text:p text:style-name="Standard">version 3.4.6</text:p>
      <text:list xml:id="list8094746655449548158" text:style-name="L105">
        <text:list-item>
          <text:p text:style-name="P117">Adds AAV Version 2 file as a type that can be read (important when Do OCR check is enabled)</text:p>
        </text:list-item>
      </text:list>
      <text:p text:style-name="Standard"/>
      <text:p text:style-name="Standard">version 3.4.5</text:p>
      <text:list xml:id="list7144075954836077684" text:style-name="L106">
        <text:list-item>
          <text:p text:style-name="P118"><text:soft-page-break/>Fixes block integration which was failing when more than 4 lightcurves were being processed.<text:line-break/></text:p>
        </text:list-item>
        <text:list-item>
          <text:p text:style-name="P118">Made use diff and Do OCR checkboxes sticky.<text:line-break/></text:p>
        </text:list-item>
      </text:list>
      <text:p text:style-name="Standard">version 3.4.4</text:p>
      <text:list xml:id="list3768448559738242223" text:style-name="L107">
        <text:list-item>
          <text:p text:style-name="P119">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957443125740013587" text:style-name="L108">
        <text:list-item>
          <text:p text:style-name="P120">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6485129855328098922" text:style-name="L109">
        <text:list-item>
          <text:p text:style-name="P121">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2938351167978986778" text:style-name="L110">
        <text:list-item>
          <text:p text:style-name="P122">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22">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22">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text:soft-page-break/>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967667050420722988" text:style-name="L111">
        <text:list-item>
          <text:p text:style-name="P123">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3485468280797517172" text:style-name="L112">
        <text:list-item>
          <text:p text:style-name="P124">Automatically installs cv2 if not already present. <text:s/>This package is needed for the new frame view feature.<text:line-break/></text:p>
        </text:list-item>
      </text:list>
      <text:p text:style-name="Standard">version 3.3.8</text:p>
      <text:list xml:id="list1522514566594737040" text:style-name="L113">
        <text:list-item>
          <text:p text:style-name="P125">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178420060378841684" text:style-name="L114">
        <text:list-item>
          <text:p text:style-name="P126">A new button (View frame) with an associated spinner for entry of a frame number has been added:</text:p>
          <text:p text:style-name="P126"/>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text:soft-page-break/>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8168160137756058919" text:style-name="L115">
        <text:list-item>
          <text:p text:style-name="P127">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2816282570401567186" text:style-name="L116">
        <text:list-item>
          <text:p text:style-name="P128">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102415737093226027" text:style-name="L117">
        <text:list-item>
          <text:p text:style-name="P129">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794418482867274431" text:style-name="L118">
        <text:list-item>
          <text:p text:style-name="P130">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4990094133335979904" text:style-name="L119">
        <text:list-item>
          <text:p text:style-name="P131">Changed main plot so that the scroll wheel only zooms the x axis.</text:p>
        </text:list-item>
        <text:list-item>
          <text:p text:style-name="P131">Changed lightcurve plot so that it conforms properly to 'start-of-exposure'.<text:line-break/></text:p>
        </text:list-item>
      </text:list>
      <text:p text:style-name="Standard"><text:soft-page-break/>version 3.2.8</text:p>
      <text:list xml:id="list3801934670474637340" text:style-name="L120">
        <text:list-item>
          <text:p text:style-name="P132">Changed font size in help files --- it was fine for Mac but too big for Win10<text:line-break/></text:p>
        </text:list-item>
      </text:list>
      <text:p text:style-name="Standard">version 3.2.7</text:p>
      <text:list xml:id="list1849104326615351989" text:style-name="L121">
        <text:list-item>
          <text:p text:style-name="P133">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7252407821157066488" text:style-name="L122">
        <text:list-item>
          <text:p text:style-name="P134">This is a 'cosmetic' release --- there should be NO detectable differences from version 3.2.5 in terms of functionality.</text:p>
        </text:list-item>
        <text:list-item>
          <text:p text:style-name="P134">All python files were brought into compliance with PEP 8 coding standards. <text:s/>Only I care about that.</text:p>
        </text:list-item>
        <text:list-item>
          <text:p text:style-name="P134">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34">All this 'cosmetic' work is in preparation for working on PyOTE issues again.<text:line-break/> </text:p>
        </text:list-item>
      </text:list>
      <text:p text:style-name="Standard">version 3.2.5</text:p>
      <text:list xml:id="list8738349376356487613" text:style-name="L123">
        <text:list-item>
          <text:p text:style-name="P135">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1650765687761132958" text:style-name="L124">
        <text:list-item>
          <text:p text:style-name="P136">Modified the test for newer version to accommodate the different strings returned by pip 18.1 and pip 19.0+</text:p>
        </text:list-item>
        <text:list-item>
          <text:p text:style-name="P136">Added ability to invoke PyOTE from PyMovie with an externally supplied csv file that is automatically opened.<text:line-break/></text:p>
        </text:list-item>
      </text:list>
      <text:p text:style-name="Standard">version 3.2.3</text:p>
      <text:list xml:id="list7963070283399690797" text:style-name="L125">
        <text:list-item>
          <text:p text:style-name="P137">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37">Added support for the PyMovie csv format<text:line-break/></text:p>
        </text:list-item>
      </text:list>
      <text:p text:style-name="Standard">version 3.2.1</text:p>
      <text:list xml:id="list7957750506099581898" text:style-name="L126">
        <text:list-item>
          <text:p text:style-name="P138">this version makes PyOTE more robust to a common 'cockpit error' that users have been making with Tangra files. <text:s/>Specifically, if a Tangra csv file is opened in a spreadsheet program, then saved from that spreadsheet program, the <text:soft-page-break/>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5694115659871592288" text:style-name="L127">
        <text:list-item>
          <text:p text:style-name="P139">Changed GUI to better align text on min max edit boxes to avoid confusion.<text:line-break/></text:p>
        </text:list-item>
      </text:list>
      <text:p text:style-name="Standard">version 3.1.9</text:p>
      <text:list xml:id="list9138894530744085719" text:style-name="L128">
        <text:list-item>
          <text:p text:style-name="P140">Fixed a bug in the test for a min/max solution search being constrained by a too large min value.<text:line-break/></text:p>
        </text:list-item>
      </text:list>
      <text:p text:style-name="Standard">version 3.1.8</text:p>
      <text:list xml:id="list4140649571028838719" text:style-name="L129">
        <text:list-item>
          <text:p text:style-name="P141">version 3.1.7 was released without an updated version history. <text:s/>Here is what was changed in 3.1.7:<text:line-break/></text:p>
        </text:list-item>
        <text:list-item>
          <text:p text:style-name="P141">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7604978283353414741" text:style-name="L130">
        <text:list-item>
          <text:p text:style-name="P142">Values entered in the Manual Timestamp Entry dialog box are now 'sticky', thus making corrections easy to do without requiring re-entry of all data. </text:p>
          <text:p text:style-name="P142"><text:line-break/>Also trapped is the case where a user has entered a custom frame time but failed to click the radio button indicating that it is to be used.<text:line-break/></text:p>
        </text:list-item>
      </text:list>
      <text:p text:style-name="Standard">version 3.1.5:</text:p>
      <text:list xml:id="list52189481383580891" text:style-name="L131">
        <text:list-item>
          <text:p text:style-name="P143">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text:soft-page-break/>larger magDrop. The change was to test every candidate against a straight line during the search. <text:s/>This does make the search time longer, but not too much longer.<text:line-break/></text:p>
        </text:list-item>
      </text:list>
      <text:p text:style-name="Standard">version 3.1.4:</text:p>
      <text:list xml:id="list7340537670311908385" text:style-name="L132">
        <text:list-item>
          <text:p text:style-name="P144">Fixed error in new dropped reading detection logic when light curve was processed in field mode.<text:line-break/></text:p>
        </text:list-item>
        <text:list-item>
          <text:p text:style-name="P144">Cleaned up some language in tooltips.<text:line-break/></text:p>
        </text:list-item>
      </text:list>
      <text:p text:style-name="Standard">version 3.1.3:</text:p>
      <text:list xml:id="list6180496477417215854" text:style-name="L133">
        <text:list-item>
          <text:p text:style-name="P145">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45">Eliminated the 'entry num' column in the data matrix at the lower left of the GUI. The 'entry num' is unused and a possible source of confusion with the frame or field number for the unwary.<text:line-break/></text:p>
        </text:list-item>
        <text:list-item>
          <text:p text:style-name="P145">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533697463169201033" text:style-name="L134">
        <text:list-item>
          <text:p text:style-name="P146">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4137151385482693297" text:style-name="L135">
        <text:list-item>
          <text:p text:style-name="P147">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47">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47">The labels on the Find Event button and the Calc Err Bar button were changed <text:soft-page-break/>to more clearly suggest that after finding an 'event', one should then press the 'report' button to the right in order to complete the process.<text:line-break/></text:p>
        </text:list-item>
      </text:list>
      <text:p text:style-name="Standard">version 3.1.0:</text:p>
      <text:list xml:id="list769585452215194443" text:style-name="L136">
        <text:list-item>
          <text:p text:style-name="P148">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885284727937703164" text:style-name="L137">
        <text:list-item>
          <text:p text:style-name="P149">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026252443144230239" text:style-name="L138">
        <text:list-item>
          <text:p text:style-name="P150">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4279655757292103887" text:style-name="L139">
        <text:list-item>
          <text:p text:style-name="P151">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1082513130422781548" text:style-name="L140">
        <text:list-item>
          <text:p text:style-name="P152">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990344534363313322" text:style-name="L141">
        <text:list-item>
          <text:p text:style-name="P153">Disable the Accept integration button when user overrides an automatic block analysis with a manual block selection followed by a click on the Block integrate button.<text:line-break/></text:p>
        </text:list-item>
      </text:list>
      <text:p text:style-name="Standard">version 2.1.4:</text:p>
      <text:list xml:id="list4786792027944891938" text:style-name="L142">
        <text:list-item>
          <text:p text:style-name="P154">Corrected a bug that kept manual selection of block integration from being performed after a refusal to accept the automatic block analysis results.<text:line-break/></text:p>
        </text:list-item>
      </text:list>
      <text:p text:style-name="Standard">version 2.1.3:</text:p>
      <text:list xml:id="list5804037814630693511" text:style-name="L143">
        <text:list-item>
          <text:p text:style-name="P155"><text:soft-page-break/>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2681028741647495320" text:style-name="L144">
        <text:list-item>
          <text:p text:style-name="P156">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4251884633032757595" text:style-name="L145">
        <text:list-item>
          <text:p text:style-name="P157">Added progress bar tracking of block integration analysis because it can take an extended amount of time to complete the analysis when the light curve has many points.<text:line-break/></text:p>
        </text:list-item>
      </text:list>
      <text:p text:style-name="Standard">version 2.1.0</text:p>
      <text:list xml:id="list2907477847270521091" text:style-name="L146">
        <text:list-item>
          <text:p text:style-name="P158">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7936173216438296858" text:style-name="L147">
        <text:list-item>
          <text:p text:style-name="P159">Made the selection of Tooltip display 'sticky'</text:p>
        </text:list-item>
        <text:list-item>
          <text:p text:style-name="P159">Duration calculation when D and R span midnight now handled correctly</text:p>
        </text:list-item>
      </text:list>
      <text:p text:style-name="Standard"/>
      <text:p text:style-name="Standard">version 2.0.8</text:p>
      <text:list xml:id="list2279172787450941311" text:style-name="L148">
        <text:list-item>
          <text:p text:style-name="P160">toolTips changed to invoke and display in a custom dialog box that can be moved and resized to better accommodate legacy displays</text:p>
        </text:list-item>
        <text:list-item>
          <text:p text:style-name="P160">Calc flash timing calculation fixed to properly deal with the non-integer frame numbers that can result from field processed csv files</text:p>
        </text:list-item>
        <text:list-item>
          <text:p text:style-name="P160">Flash timing has been verified to work with integrated light curves</text:p>
        </text:list-item>
        <text:list-item>
          <text:p text:style-name="P160">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407496368227452520" text:style-name="L149">
        <text:list-item>
          <text:p text:style-name="P161">Adds a button to calculate the edge position of an LED timing flash.</text:p>
        </text:list-item>
        <text:list-item>
          <text:p text:style-name="P161">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61"><text:soft-page-break/>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61">Adds a checkbox to force manual entry of timestamp info. <text:s/>This is useful when OCR on a VTI timed light curve has catastrophic errors. <text:s/>It is always employed when using LED flash timing.</text:p>
        </text:list-item>
      </text:list>
      <text:list xml:id="list7870376185899518516" text:style-name="L150">
        <text:list-item>
          <text:p text:style-name="P162">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4473673169172712658" text:style-name="L151">
        <text:list-item>
          <text:p text:style-name="P163">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2620824871343004696" text:style-name="L152">
        <text:list-item>
          <text:p text:style-name="P164">files generated by pyote now contain PYOTE in the filename.<text:line-break/></text:p>
        </text:list-item>
        <text:list-item>
          <text:p text:style-name="P164">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742578574475047415" text:style-name="L153">
        <text:list-item>
          <text:p text:style-name="P165">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568257463299165503" text:style-name="L154">
        <text:list-item>
          <text:p text:style-name="P166">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9221312637864477012" text:style-name="L155">
        <text:list-item>
          <text:p text:style-name="P167">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208681782760159960" text:style-name="L156">
        <text:list-item>
          <text:p text:style-name="P168">improved handling of D and R region selection so that one cannot enter an invalid configuration --- automatic corrections/changes are applied.<text:line-break/></text:p>
        </text:list-item>
        <text:list-item>
          <text:p text:style-name="P168"><text:soft-page-break/>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68">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8302857564235290378" text:style-name="L157">
        <text:list-item>
          <text:p text:style-name="P169">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7012585897279727254" text:style-name="L158">
        <text:list-item>
          <text:p text:style-name="P170">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70">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5924432522384132579" text:style-name="L159">
        <text:list-item>
          <text:p text:style-name="P171">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16490119534918937" text:style-name="L160">
        <text:list-item>
          <text:p text:style-name="P172"><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72">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72">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72">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467797143740768103" text:style-name="L161">
        <text:list-item>
          <text:p text:style-name="P174">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4-03T05:39:25</dc:date>
    <meta:editing-cycles>209</meta:editing-cycles>
    <meta:editing-duration>P1DT2H58M22S</meta:editing-duration>
    <dc:creator>Robert Anderson</dc:creator>
    <meta:document-statistic meta:table-count="0" meta:image-count="3" meta:object-count="0" meta:page-count="28" meta:paragraph-count="421" meta:word-count="10568" meta:character-count="61701"/>
    <meta:template xlink:type="simple" xlink:actuate="onRequest" xlink:title="" xlink:href="Normal"/>
  </office:meta>
</office:document-meta>
</file>